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201fe" officeooo:paragraph-rsid="000201fe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201fe" officeooo:paragraph-rsid="000201fe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23064" officeooo:paragraph-rsid="0002306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0201f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LICACIÓN TODO</text:span></text:p>
      <text:p text:style-name="P1"><text:span text:style-name="T1"/></text:p>
      <text:p text:style-name="P2"><text:span text:style-name="T1"/></text:p>
      <text:p text:style-name="P3">Se requiere desarrollar una aplicación, que realiza las siguientes funcionalidades:</text:p>
      <text:p text:style-name="P3"/>
      <text:list xml:id="list8799183369258056953" text:style-name="L1">
        <text:list-item>
          <text:p text:style-name="P4">Permitir registrar nuevos usuarios.</text:p>
        </text:list-item>
        <text:list-item>
          <text:p text:style-name="P4">Permitir autentificar a los usuarios registrados.</text:p>
        </text:list-item>
        <text:list-item>
          <text:p text:style-name="P4">Cada usuario debe tener un espacio de almacenamiento individual en la base de datos.</text:p>
          <text:list>
            <text:list-item>
              <text:p text:style-name="P4">Cada usuario solo tendrá acceso a sus propias tareas. </text:p>
            </text:list-item>
          </text:list>
        </text:list-item>
        <text:list-item>
          <text:p text:style-name="P4">Gestión de tareas:</text:p>
          <text:list>
            <text:list-item>
              <text:p text:style-name="P4">Crear nueva tarea.</text:p>
              <text:list>
                <text:list-item>
                  <text:p text:style-name="P4">Introducir titulo, descripción, fecha de inicio, fecha de fin y estado por defecto sera pendiente.</text:p>
                </text:list-item>
              </text:list>
            </text:list-item>
            <text:list-item>
              <text:p text:style-name="P4">Modificar tarea.</text:p>
              <text:list>
                <text:list-item>
                  <text:p text:style-name="P5">El usuario podrá cambiar todo lo anterior.</text:p>
                </text:list-item>
              </text:list>
            </text:list-item>
            <text:list-item>
              <text:p text:style-name="P4">Eliminar Tarea.</text:p>
            </text:list-item>
            <text:list-item>
              <text:p text:style-name="P5">Cambiar estado de una tarea a finalizada.</text:p>
              <text:list>
                <text:list-item>
                  <text:p text:style-name="P5">Si el usuario lo desea, podrá eliminarla o conservarla con el estado “Finalizada”.</text:p>
                </text:list-item>
              </text:list>
            </text:list-item>
          </text:list>
          <text:p text:style-name="P4"/>
          <text:p text:style-name="P4"/>
        </text:list-item>
      </text:list>
      <text:p text:style-name="P3"><text:tab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3:27:24.160250432</meta:creation-date>
    <dc:date>2018-05-05T13:49:56.667972117</dc:date>
    <meta:editing-duration>PT16S</meta:editing-duration>
    <meta:editing-cycles>1</meta:editing-cycles>
    <meta:document-statistic meta:table-count="0" meta:image-count="0" meta:object-count="0" meta:page-count="1" meta:paragraph-count="15" meta:word-count="109" meta:character-count="675" meta:non-whitespace-character-count="590"/>
    <meta:generator>LibreOffice/5.1.6.2$Linux_X86_64 LibreOffice_project/10m0$Build-2</meta:generator>
  </office:meta>
</office:document-meta>
</file>